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weight="bold" style:font-weight-asian="bold"/>
    </style:style>
    <style:style style:name="P5" style:family="paragraph" style:parent-style-name="Standard" style:list-style-name="WWNum7">
      <style:paragraph-properties fo:margin-left="0.501cm" fo:margin-right="0cm" fo:line-height="115%" fo:text-align="justify" style:justify-single-word="false" fo:text-indent="-0.25cm" style:auto-text-indent="false"/>
    </style:style>
    <style:style style:name="P6" style:family="paragraph" style:parent-style-name="Standard" style:list-style-name="WWNum23">
      <style:paragraph-properties fo:margin-left="0.501cm" fo:margin-right="0cm" fo:line-height="115%" fo:text-align="justify" style:justify-single-word="false" fo:text-indent="-0.25cm" style:auto-text-indent="false"/>
    </style:style>
    <style:style style:name="P7" style:family="paragraph" style:parent-style-name="Standard">
      <style:paragraph-properties fo:margin-left="0.635cm" fo:margin-right="0cm" fo:line-height="115%" fo:text-align="center" style:justify-single-word="false" fo:text-indent="-0.635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635cm" fo:margin-right="0cm" fo:line-height="115%" fo:text-align="center" style:justify-single-word="false" fo:text-indent="-0.635cm" style:auto-text-indent="false"/>
    </style:style>
    <style:style style:name="P9" style:family="paragraph" style:parent-style-name="Standard" style:list-style-name="WWNum17">
      <style:paragraph-properties fo:margin-left="0.501cm" fo:margin-right="0cm" fo:line-height="115%" fo:text-align="justify" style:justify-single-word="false" fo:text-indent="-0.501cm" style:auto-text-indent="false"/>
    </style:style>
    <style:style style:name="P10" style:family="paragraph" style:parent-style-name="Standard" style:list-style-name="WWNum15">
      <style:paragraph-properties fo:margin-left="0.501cm" fo:margin-right="0cm" fo:line-height="115%" fo:text-align="justify" style:justify-single-word="false" fo:text-indent="-0.501cm" style:auto-text-indent="false"/>
    </style:style>
    <style:style style:name="P11" style:family="paragraph" style:parent-style-name="Standard" style:list-style-name="WWNum14">
      <style:paragraph-properties fo:margin-left="0.501cm" fo:margin-right="0cm" fo:line-height="115%" fo:text-align="justify" style:justify-single-word="false" fo:text-indent="-0.501cm" style:auto-text-indent="false"/>
    </style:style>
    <style:style style:name="P12" style:family="paragraph" style:parent-style-name="Standard" style:list-style-name="WWNum18">
      <style:paragraph-properties fo:margin-left="0.501cm" fo:margin-right="0cm" fo:line-height="115%" fo:text-align="justify" style:justify-single-word="false" fo:text-indent="-0.501cm" style:auto-text-indent="false"/>
    </style:style>
    <style:style style:name="P13" style:family="paragraph" style:parent-style-name="Standard" style:list-style-name="WWNum6">
      <style:paragraph-properties fo:margin-left="1.251cm" fo:margin-right="0cm" fo:line-height="115%" fo:text-align="justify" style:justify-single-word="false" fo:text-indent="-0.635cm" style:auto-text-indent="false"/>
    </style:style>
    <style:style style:name="P14" style:family="paragraph" style:parent-style-name="Standard">
      <style:paragraph-properties fo:margin-left="1.251cm" fo:margin-right="0cm" fo:line-height="115%" fo:text-indent="0cm" style:auto-text-indent="false"/>
    </style:style>
    <style:style style:name="P15" style:family="paragraph" style:parent-style-name="Standard" style:list-style-name="WWNum11">
      <style:paragraph-properties fo:margin-left="1cm" fo:margin-right="0cm" fo:line-height="115%" fo:text-align="justify" style:justify-single-word="false" fo:text-indent="-0.499cm" style:auto-text-indent="false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P17" style:family="paragraph" style:parent-style-name="List_20_Paragraph">
      <style:paragraph-properties fo:margin-left="1.27cm" fo:margin-right="0cm" fo:line-height="115%" fo:text-align="center" style:justify-single-word="false" fo:text-indent="-1.27cm" style:auto-text-indent="false"/>
    </style:style>
    <style:style style:name="P18" style:family="paragraph" style:parent-style-name="List_20_Paragraph" style:list-style-name="WWNum4">
      <style:paragraph-properties fo:margin-left="0.501cm" fo:margin-right="0cm" fo:margin-top="0cm" fo:margin-bottom="0.353cm" loext:contextual-spacing="false" fo:line-height="115%" fo:text-align="justify" style:justify-single-word="false" fo:text-indent="-0.501cm" style:auto-text-indent="false"/>
    </style:style>
    <style:style style:name="P19" style:family="paragraph" style:parent-style-name="List_20_Paragraph" style:list-style-name="WWNum12">
      <style:paragraph-properties fo:margin-left="0.501cm" fo:margin-right="0cm" fo:line-height="115%" fo:text-align="justify" style:justify-single-word="false" fo:text-indent="-0.501cm" style:auto-text-indent="false"/>
    </style:style>
    <style:style style:name="P20" style:family="paragraph" style:parent-style-name="List_20_Paragraph" style:list-style-name="WWNum12">
      <style:paragraph-properties fo:margin-left="0.501cm" fo:margin-right="0cm" fo:line-height="115%" fo:text-align="justify" style:justify-single-word="false" fo:text-indent="-0.635cm" style:auto-text-indent="false"/>
    </style:style>
    <style:style style:name="P21" style:family="paragraph" style:parent-style-name="Normal_20__28_Web_29_" style:list-style-name="WWNum22">
      <style:paragraph-properties fo:margin-top="0cm" fo:margin-bottom="0cm" loext:contextual-spacing="false" fo:line-height="115%" fo:text-align="justify" style:justify-single-word="false"/>
    </style:style>
    <style:style style:name="P22" style:family="paragraph" style:parent-style-name="Normal_20__28_Web_29_">
      <style:paragraph-properties fo:margin-left="0.635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weight-complex="bold"/>
    </style:style>
    <style:style style:name="T5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oBack"/><text:span text:style-name="T1">Regulamin Konkursu Ogólnopolskiego pn.</text:span></text:p>
      <text:p text:style-name="P2"><text:span text:style-name="T1">Podlaskiego Turnieju w Programowaniu Zespołowym</text:span></text:p>
      <text:p text:style-name="P2"><text:span text:style-name="T3">na Wydziale Informatyki Politechniki Białostockiej</text:span></text:p>
      <text:p text:style-name="P1"/>
      <text:p text:style-name="P2"><text:span text:style-name="T2">§ 1</text:span></text:p>
      <text:p text:style-name="P2"><text:span text:style-name="T2">Postanowienia ogólne</text:span></text:p>
      <text:list xml:id="list5017387462130240578" text:style-name="WWNum7">
        <text:list-item>
          <text:p text:style-name="P5">Organizatorami Ogólnopolskiego Konkursu pn. Podlaski Turniej w Programowaniu Zespołowym zwanego dalej Konkursem, są: Wydział Informatyki Politechniki Białostockiej, zwane dalej Wydziałem, oraz Studenckie Towarzystwo Open Source, koło naukowe Wydziału Informatyki, zwane dalej Kołem Naukowym. </text:p>
        </text:list-item>
      </text:list>
      <text:list xml:id="list7024799361222574634" text:style-name="WWNum23">
        <text:list-item>
          <text:p text:style-name="P6">Celem Konkursu jest zademonstrowanie i doskonalenie umiejętności w zespołowym rozwiązywaniu problemów informatycznych, a także ich promowanie wśród uczniów szkół ponadgimnazjalnych. <text:s/></text:p>
        </text:list-item>
      </text:list>
      <text:list xml:id="list181556791063103" text:continue-list="list5017387462130240578" text:style-name="WWNum7">
        <text:list-item>
          <text:p text:style-name="P5">Konkurs odbywa się pod patronatem Rektora Politechniki Białostockiej oraz merytorycznym nadzorem Dziekana Wydziału Informatyki.</text:p>
        </text:list-item>
        <text:list-item>
          <text:p text:style-name="P5">Współorganizatorem Konkursu dodatkowo mogą być osoby fizyczne i organizacje, które wspierają cel Konkursu i sposób jego realizacji oraz przyczyniają się do innowacyjnego myślenia młodych ludzi.</text:p>
        </text:list-item>
      </text:list>
      <text:p text:style-name="P7"/>
      <text:p text:style-name="P8"><text:span text:style-name="T2">§ 2</text:span></text:p>
      <text:p text:style-name="P17"><text:span text:style-name="T2">Zakres konkursu</text:span></text:p>
      <text:list xml:id="list4304666691996988341" text:style-name="WWNum4">
        <text:list-item>
          <text:p text:style-name="P18">Konkurs rozgrywany jest w dwóch kategoriach: uczniowskiej i studenckiej. W zawodach biorą udział zespoły (drużyny), składające się z co najmniej dwóch, a maksymalnie z trzech osób - studentów tej samej polskiej uczelni wyższej albo uczniów szkół ponadgimnazjalnych tej samej polskiej szkoły ponadgimnazjalnej. </text:p>
        </text:list-item>
        <text:list-item>
          <text:p text:style-name="P18">Zespół otrzymuje 6-8 zadań programistycznych, których rozwiązania należy przedstawić w językach programowania ustalonych przez organizatora.</text:p>
        </text:list-item>
      </text:list>
      <text:p text:style-name="P2"><text:span text:style-name="T2">§ 3</text:span></text:p>
      <text:p text:style-name="P2"><text:span text:style-name="T2">Uczestnicy Konkursu</text:span></text:p>
      <text:list xml:id="list643700293494133057" text:style-name="WWNum22">
        <text:list-item>
          <text:p text:style-name="P21">W Konkursie mogą uczestniczyć uczniowie polskich szkół ponadgimnazjalnych oraz studenci polskich szkół wyższych. </text:p>
        </text:list-item>
        <text:list-item>
          <text:p text:style-name="P21">Każda z drużyn może mieć tylko jeden z dwóch statusów: uczniowski albo studencki. W zawodach nie może brać udziału drużyna, której członkami są jednocześnie studenci i uczniowie. Członkowie każdej drużyny muszą być uczniami tej samej szkoły ponadgimnazjalnej, w przypadku drużyny uczniowskiej albo tej samej uczelni wyższej w przypadku drużyny studenckiej.</text:p>
        </text:list-item>
        <text:list-item>
          <text:p text:style-name="P21">W Turnieju nie mogą brać udziału osoby, które ukończyły już jakiekolwiek studia w kraju lub za granicą (za wyjątkiem studiów licencjackich i inżynierskich) lub które już dwukrotnie uczestniczyły w finałach ACM International Collegiate Programming Contest - w przypadku drużyn studenckich.</text:p>
        </text:list-item>
        <text:list-item>
          <text:p text:style-name="P21">Zgłoszenia drużyn do zawodów dokonują uczelnie wyższe w przypadku drużyn studenckich albo szkoła ponadgimnazjalna w przypadku drużyny uczniowskiej poprzez wypełnienie formularza zgłoszeniowego umieszczonego na oficjalnej stronie internetowej <text:soft-page-break/>Konkursu. Każda uczelnia i szkoła ma prawo wystawić do zawodów jeden zespół, który ma automatycznie zagwarantowane prawo startu, w przypadku przekroczenia limitu zespołów decyduje kolejność zgłoszeń. </text:p>
        </text:list-item>
        <text:list-item>
          <text:p text:style-name="P21">Ponadto, uczelnie i szkoły mogą zgłosić gotowość wystawienia większej liczby zespołów, które, trafiają na listę rezerwową. Zespoły z listy rezerwowej dobierane są cyklicznie po jednej drużynie z każdej szkoły/uczelni z uwzględnieniem kolejności zgłoszeń przekazanych przez szkoły/uczelnie.</text:p>
        </text:list-item>
        <text:list-item>
          <text:p text:style-name="P21">Łączny limit zespołów wynosi 32 drużyny.</text:p>
        </text:list-item>
        <text:list-item>
          <text:p text:style-name="P21">Każdy zespół wyznacza spośród siebie kapitana, który podczas zawodów będzie kontaktował się z organizatorami.</text:p>
        </text:list-item>
        <text:list-item>
          <text:p text:style-name="P21">Zgłoszenia drużyn są bezpłatne. Opłatom podlega zakwaterowanie, zapewniane przez organizatorów w Domach Studenckich Politechniki Białostockiej.</text:p>
        </text:list-item>
      </text:list>
      <text:p text:style-name="P4"/>
      <text:p text:style-name="P2"><text:span text:style-name="T1">§ 4</text:span></text:p>
      <text:p text:style-name="P2"><text:span text:style-name="T2">Zasady przeprowadzania Konkursu </text:span></text:p>
      <text:list xml:id="list81264790239557523" text:style-name="WWNum17">
        <text:list-item>
          <text:p text:style-name="P9">Konkurs trwa dwa dni.</text:p>
        </text:list-item>
        <text:list-item>
          <text:p text:style-name="P9">Pierwszy dzień Konkursu przeznaczony jest na aklimatyzację uczestników i sesję próbną, w czasie której uczestnicy będą mogli zapoznać się ze środowiskiem programistycznym (sieć komputerowa, kompilatory, tryb oceniania zadań). </text:p>
        </text:list-item>
        <text:list-item>
          <text:p text:style-name="P9">Właściwe zawody odbywają się w drugim dniu i trwają 5 godzin. Przewodniczący Komisji Konkursowej ma prawo przedłużyć czas rozwiązywania zadań w przypadku wystąpienia nieprzewidzianych trudności.</text:p>
        </text:list-item>
        <text:list-item>
          <text:p text:style-name="P9">Konkurs przeprowadzany jest w środowisku sieciowym. Sieć służy do przesyłania rozwiązań oraz do tworzenia wydruków kodu źródłowego. Używanie sieci do innych celów, np. zdalne logowanie, ftp, telnet i inne jest zakazane i może być zablokowane. Każdy zawodnik, który znajdzie lukę w systemie ochrony, jest zobowiązany powiadomić o tym niezwłocznie personel pomocniczy konkursu.</text:p>
        </text:list-item>
        <text:list-item>
          <text:p text:style-name="P9">Każdy zespół ma do dyspozycji zestaw komputerowy pracujący pod kontrolą systemu operacyjnego Linux wyposażony w: kompilatory gcc, g++, fpc; edytory, np.: emacs, vim, gedit, kate, mcedit; program uruchomieniowy gdb; standardowe narzędzia tekstowe grep, diff, itp. Zespół otrzymuje 6-8 zadań programistycznych, których rozwiązania należy przedstawić w językach Pascal, C lub C++ (w rozumieniu języków akceptowanych przez wyżej wymienione kompilatory). Zadania będą sformułowane w sposób niezależny od języka programowania. Wszystkie drużyny, niezależnie od kategorii, rozwiązują ten sam zestaw zadań.</text:p>
        </text:list-item>
        <text:list-item>
          <text:p text:style-name="P9">Zadania konkursowe układa Komisja Konkursowa powołana przez Dziekana Wydziału Informatyki oraz Koło Naukowe.</text:p>
        </text:list-item>
        <text:list-item>
          <text:p text:style-name="P9">Zadania będą sformułowane w języku polskim.</text:p>
        </text:list-item>
        <text:list-item>
          <text:p text:style-name="P9">Zawodnicy mogą zgłosić fakt zaistnienia niejasności lub wystąpienia błędu w sformułowaniu zadania. W przypadku, gdy Komisja Konkursowa uzna, że uwaga jest zasadna, każdy zespół otrzyma stosowne wyjaśnienia.</text:p>
        </text:list-item>
        <text:list-item>
          <text:p text:style-name="P9">Każde rozwiązanie musi składać się z pojedynczego pliku z kodem źródłowym w dowolnym z dostępnych języków programowania. Program nie może korzystać z plików dodatkowych oraz nie może tworzyć plików tymczasowych.</text:p>
        </text:list-item>
        <text:list-item>
          <text:p text:style-name="P9"><text:soft-page-break/>Uczestnicy mogą korzystać z własnych materiałów: słowników, książek, wydruków programów, notatek. Nie jest dozwolone korzystanie z tekstów zapisanych w formie elektronicznej, z kalkulatorów, przenośnych komputerów itp.</text:p>
        </text:list-item>
        <text:list-item>
          <text:p text:style-name="P9">Zawodnikom w czasie Konkursu wolno komunikować się jedynie z członkami swojej drużyny oraz wyznaczonym personelem pomocniczym. Każdy kontakt z innymi osobami (w szczególności z zawodnikami innych drużyn lub trenerem) jest zabroniony pod groźbą dyskwalifikacji. Personel pomocniczy może pomagać uczestnikom w przypadku wystąpienia problemów związanych ze środowiskiem programistycznym, np. wyjaśniając komunikaty o błędach systemowych.</text:p>
        </text:list-item>
        <text:list-item>
          <text:p text:style-name="P9">W trakcie Konkursu, przez pierwsze cztery godziny trwania sesji, do publicznej wiadomości są na bieżąco podawane aktualne wyniki drużyn. Przez następne pół godziny podawana jest tylko informacja wizualna o liczbie zaakceptowanych rozwiązań przedstawionych przez drużynę. Przez ostatnie pół godziny informacje od Komisji Konkursowej otrzymują tylko zawodnicy.</text:p>
        </text:list-item>
        <text:list-item>
          <text:p text:style-name="P9">Po zakończeniu zawodów zostaną przedstawione oficjalne wyniki w dwóch oddzielnych i niezależnych rankingach: drużyn studenckich i drużyn uczniowskich. Laureatami zostają uczestnicy drużyn, które zajęły I, II i III miejsce w obydwu kategoriach.</text:p>
        </text:list-item>
        <text:list-item>
          <text:p text:style-name="P9">Uroczyste wręczenie nagród laureatom Konkursu następuje bezpośrednio po zakończeniu Konkursu.</text:p>
        </text:list-item>
      </text:list>
      <text:p text:style-name="P3"/>
      <text:p text:style-name="P22"/>
      <text:p text:style-name="P2"><text:span text:style-name="T2">§ 5</text:span></text:p>
      <text:p text:style-name="P2"><text:span text:style-name="T2">Komisja Konkursowa</text:span></text:p>
      <text:list xml:id="list8279734549065197479" text:style-name="WWNum15">
        <text:list-item>
          <text:p text:style-name="P10">Dziekan Wydziału Informatyki w porozumieniu z Kołem Naukowym powołują jednorazowo na czas trwania Konkursu, Komisję Konkursową, zwaną dalej Komisją, oraz Przewodniczącego Komisji.</text:p>
        </text:list-item>
        <text:list-item>
          <text:p text:style-name="P10">W skład Komisji <text:s/>wchodzą członkowie Koła Naukowego <text:s/>oraz nauczyciele akademiccy <text:s/>Wydziału Informatyki, w tym opiekun naukowy Koła Naukowego. </text:p>
        </text:list-item>
        <text:list-item>
          <text:p text:style-name="P10">Skład Komisji i jej Przewodniczący jest zatwierdzany przez Radę Wydziału Informatyki.</text:p>
        </text:list-item>
        <text:list-item>
          <text:p text:style-name="P10">W sprawach nie uregulowanych przez regulamin decyduje Komisja Konkursowa. Decyzje Komisji Konkursowej są ostateczne i nie podlegają odwołaniu.</text:p>
        </text:list-item>
        <text:list-item>
          <text:p text:style-name="P10">Zadaniem Komisji jest organizacja Konkursu i nadzór nad jego przebiegiem, a w szczególności: </text:p>
        </text:list-item>
      </text:list>
      <text:list xml:id="list8797902627646381333" text:style-name="WWNum6">
        <text:list-item>
          <text:p text:style-name="P13">przygotowanie harmonogramu konkursu, </text:p>
        </text:list-item>
        <text:list-item>
          <text:p text:style-name="P13">ustalanie listy finalistów i laureatów, </text:p>
        </text:list-item>
        <text:list-item>
          <text:p text:style-name="P13">aktualizacja strony internetowej Konkursu, </text:p>
        </text:list-item>
        <text:list-item>
          <text:p text:style-name="P13">rozpowszechnianie informacji o konkursie wśród młodzieży, </text:p>
        </text:list-item>
        <text:list-item>
          <text:p text:style-name="P13">pozyskiwanie fundatorów nagród dla uczestników konkursu, </text:p>
        </text:list-item>
        <text:list-item>
          <text:p text:style-name="P13">przygotowanie zadań konkursowych,</text:p>
        </text:list-item>
        <text:list-item>
          <text:p text:style-name="P13">ocena prawidłowości rozwiązań zadań.</text:p>
        </text:list-item>
      </text:list>
      <text:list xml:id="list181557451720187" text:continue-list="list8279734549065197479" text:style-name="WWNum15">
        <text:list-item>
          <text:p text:style-name="P10">Przewodniczący Komisji, konsultuje decyzje w sprawie oceny prawidłowości rozwiązań zadań z pozostałymi członkami komisji oraz odpowiada za wyłonienie zwycięzców.</text:p>
        </text:list-item>
        <text:list-item>
          <text:p text:style-name="P10"><text:soft-page-break/>Przed rozpoczęciem Konkursu Komisja ustala i przedkłada Dziekanom harmonogram oraz preliminarz wydatków, a po zakończeniu Konkursu dokonuje rozliczenia Konkursu.</text:p>
        </text:list-item>
        <text:list-item>
          <text:p text:style-name="P10">Listę laureatów konkursu zatwierdzają Dziekani Wydziałów. </text:p>
        </text:list-item>
      </text:list>
      <text:p text:style-name="P14"/>
      <text:p text:style-name="P2"><text:span text:style-name="T2">§ 6</text:span></text:p>
      <text:p text:style-name="P2"><text:span text:style-name="T1">Nagrody</text:span></text:p>
      <text:list xml:id="list5913382644302260583" text:style-name="WWNum12">
        <text:list-item>
          <text:p text:style-name="P20">Nagrodą główną Turnieju jest Puchar Dziekana Wydziału Informatyki, przyznawany w kategorii drużyn studenckich i drużyn uczniowskich. Za pierwsze trzy miejsca w rankingach przewidziane są nagrody rzeczowe. Podatek od nagród w konkursie, pokrywa zdobywca nagrody, zgodnie z obowiązującymi w tym zakresie przepisami prawa, chyba że wartość wygranej w konkursie nagrody zwolniona jest od podatku dochodowego od osób fizycznych.</text:p>
        </text:list-item>
        <text:list-item>
          <text:p text:style-name="P19">Laureaci Konkursu w kategorii szkół ponadgimnazjalnych uzyskują prawo do podjęcia studiów stacjonarnych na dowolnie wybranym kierunku<text:span text:style-name="T2"> </text:span><text:span text:style-name="T4">Wydziału Informatyki Politechniki Białostockiej z pominięciem </text:span>konkursu świadectw pod warunkiem, że w terminach zgodnych z harmonogramem rekrutacji w roku zdania egzaminu maturalnego:</text:p>
        </text:list-item>
      </text:list>
      <text:list xml:id="list1906488566188482609" text:style-name="WWNum11">
        <text:list-item>
          <text:p text:style-name="P15">zapiszą się na wybrany kierunek studiów w systemie Internetowej Rejestracji Kandydatów, </text:p>
        </text:list-item>
        <text:list-item>
          <text:p text:style-name="P15">złożą komplet dokumentów wymaganych od kandydata na studia wraz z oryginałem dokumentu wydanego przez Organizatora Konkursu poświadczającego uzyskanie statusu Laureata. </text:p>
        </text:list-item>
        <text:list-item>
          <text:p text:style-name="P15"><text:span text:style-name="T5">zdadzą dodatkowy egzamin (np. z rysunku), gdy jest wymagany.</text:span></text:p>
        </text:list-item>
      </text:list>
      <text:list xml:id="list8233830675507718048" text:style-name="WWNum14">
        <text:list-item>
          <text:p text:style-name="P11">Dodatkowo niezależnie od nagrody, o której mowa w ust. 1, w każdej edycji Konkursu mogą zostać ustalane nagrody pieniężne i rzeczowe ufundowane przez Dziekanów lub sponsorów.</text:p>
        </text:list-item>
      </text:list>
      <text:p text:style-name="P1"/>
      <text:p text:style-name="P2"><text:span text:style-name="T2">§ 7</text:span></text:p>
      <text:p text:style-name="P2"><text:span text:style-name="T2">Postanowienia końcowe</text:span></text:p>
      <text:list xml:id="list3808063433983896910" text:style-name="WWNum18">
        <text:list-item>
          <text:p text:style-name="P12">Wszystkie osoby biorące udział w Konkursie zobowiązane będą do wyrażenia zgody na przetwarzanie danych osobowych zgodnie z ustawą o ochronie danych osobowych z dnia 29 sierpnia 1997 r. (j.t. Dz.U. z 2014 r., poz. 1182) w zakresie związanym z przeprowadzeniem Konkursu. Zgoda na przetwarzanie danych osobowych znajduje się w formularzu zgłoszeniowym Konkursu.</text:p>
        </text:list-item>
        <text:list-item>
          <text:p text:style-name="P12">Organizator zastrzega sobie prawo do opublikowania imion, nazwisk oraz informacji o uczestnikach Konkursu oraz zdjęcia i/lub krótkie streszczenia prac przygotowywanych w obu etapach.</text:p>
        </text:list-item>
        <text:list-item>
          <text:p text:style-name="P12">Regulamin Konkursu udostępniony jest do wglądu na stronie internetowej: <text:a xlink:type="simple" xlink:href="http://www.zawody.pb.bialystok.pl" text:style-name="Internet_20_link" text:visited-style-name="Visited_20_Internet_20_Link">www.zawody.pb.bialystok.pl</text:a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</style:style>
    <style:style style:name="Default_20_Paragraph_20_Font" style:display-name="Default Paragraph Font" style:family="tex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pl" style:country-asian="PL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7.835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9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6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501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Dahlke</meta:initial-creator>
    <dc:creator>Anna Łupińska-Dubicka</dc:creator>
    <meta:editing-cycles>2</meta:editing-cycles>
    <meta:print-date>2015-04-23T06:03:00</meta:print-date>
    <meta:creation-date>2016-02-15T05:32:00</meta:creation-date>
    <dc:date>2016-02-15T05:32:00</dc:date>
    <meta:editing-duration>P0D</meta:editing-duration>
    <meta:generator>LibreOffice/5.0.5.2$Linux_X86_64 LibreOffice_project/00$Build-2</meta:generator>
    <meta:document-statistic meta:table-count="0" meta:image-count="0" meta:object-count="0" meta:page-count="4" meta:paragraph-count="69" meta:word-count="1302" meta:character-count="9943" meta:non-whitespace-character-count="874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